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office:value-type="string" calcext:value-type="string">
            <text:p>A Far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office:value-type="string" calcext:value-type="string">
            <text:p>A Farire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8:47:03.334359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4T18:48:12.235691007</dc:date>
    <meta:editing-duration>PT8M10S</meta:editing-duration>
    <meta:editing-cycles>3</meta:editing-cycles>
    <meta:generator>LibreOffice/6.4.6.2$Linux_X86_64 LibreOffice_project/40$Build-2</meta:generator>
    <meta:document-statistic meta:table-count="1" meta:cell-count="356" meta:object-count="0"/>
  </office:meta>
</office:document-meta>
</file>